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7909856" text:id="ct187909856">
          <text:insertion>
            <office:change-info>
              <dc:creator>Gauthier Bastien</dc:creator>
              <dc:date>2012-03-16T15:05:00</dc:date>
            </office:change-info>
          </text:insertion>
        </text:changed-region>
        <text:changed-region xml:id="ct187909968" text:id="ct187909968">
          <text:insertion>
            <office:change-info>
              <dc:creator>Gauthier Bastien</dc:creator>
              <dc:date>2012-03-16T15:05:00</dc:date>
            </office:change-info>
          </text:insertion>
        </text:changed-region>
        <text:changed-region xml:id="ct187909128" text:id="ct187909128">
          <text:insertion>
            <office:change-info>
              <dc:creator>Gauthier Bastien</dc:creator>
              <dc:date>2012-03-16T15:05:00</dc:date>
            </office:change-info>
          </text:insertion>
        </text:changed-region>
        <text:changed-region xml:id="ct188077720" text:id="ct188077720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68877736" text:id="ct16887773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7918024" text:id="ct187918024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88111952" text:id="ct188111952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. COMMISSION DES FINANCES, DU DEVELOPPEMENT ECONOMIQUE ET DU PATRIMOINE</text:p>
      <text:p text:style-name="P4">(<text:change-start text:change-id="ct187909856"/>self.utranslate("weekday_%s" % self.getPreMeetingDate_5().aDay().lower(), domain="plonelocales")<text:change-end text:change-id="ct187909856"/> <text:change-start text:change-id="ct187909968"/>tool.formatDate(self.getPreMeetingDate_5(), withHour=True)<text:change-end text:change-id="ct187909968"/>, <text:change-start text:change-id="ct187909128"/>self.getPreMeetingPlace_5()<text:change-end text:change-id="ct187909128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2">tool.toHTMLStrikedContent</text:span><text:span text:style-name="T2">(self.getPreMeetingAssembly_5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finances-et-patrimoine',], renumber=True)</text:span></text:p></office:annotation></text:span><text:change-start text:change-id="ct188077720"/><text:span text:style-name="T1">item[0]</text:span><text:change-end text:change-id="ct188077720"/><text:span text:style-name="T1">. </text:span><text:change-start text:change-id="ct168877736"/><text:span text:style-name="T1">item[1].Title()</text:span><text:change-end text:change-id="ct16887773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finances-et-patrimoin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</text:span><text:span text:style-name="T2">finances-et-patrimoine</text:span><text:span text:style-name="T3">-1er-supplement',], renumber=True, firstNumber=len(</text:span><text:span text:style-name="T2">self.adapted().getPrintableItems(itemUids, categories=['commission-finances-et-patrimoine',], renumber=True)</text:span><text:span text:style-name="T3">)+1)</text:span></text:p></office:annotation></text:span><text:change-start text:change-id="ct187918024"/><text:span text:style-name="T1">item[0]</text:span><text:change-end text:change-id="ct187918024"/><text:span text:style-name="T1">. </text:span><text:change-start text:change-id="ct188111952"/><text:span text:style-name="T1">item[1].Title()</text:span><text:change-end text:change-id="ct18811195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2:03</dc:date>
    <dc:creator>Gauthier Bastien</dc:creator>
    <meta:editing-duration>PT3H22M6S</meta:editing-duration>
    <meta:editing-cycles>58</meta:editing-cycles>
    <meta:generator>LibreOffice/3.5$Linux_x86 LibreOffice_project/350m1$Build-2</meta:generator>
    <meta:document-statistic meta:table-count="2" meta:image-count="0" meta:object-count="0" meta:page-count="1" meta:paragraph-count="10" meta:word-count="38" meta:character-count="410" meta:non-whitespace-character-count="385"/>
  </office:meta>
</office:document-meta>
</file>